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20000018F86818302.png" manifest:media-type="image/png"/>
  <manifest:file-entry manifest:full-path="Pictures/1000000100000120000000F4EF66A0F2.png" manifest:media-type="image/png"/>
  <manifest:file-entry manifest:full-path="Pictures/10000001000000DB000000F535210265.gif" manifest:media-type="image/gif"/>
  <manifest:file-entry manifest:full-path="Pictures/10000001000000E00000012032DC8912.png" manifest:media-type="image/png"/>
  <manifest:file-entry manifest:full-path="Pictures/1000000100000183000001FD5AA20442.png" manifest:media-type="image/png"/>
  <manifest:file-entry manifest:full-path="Pictures/10000001000000D5000001248A63EBF9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4.05in" svg:y="0.3957in" svg:width="2.2189in" svg:height="3.0417in" draw:z-index="1"><draw:image xlink:href="Pictures/10000001000000D5000001248A63EBF9.gif" xlink:type="simple" xlink:show="embed" xlink:actuate="onLoad" draw:mime-type="image/gif"/></draw:frame><draw:frame draw:style-name="fr1" draw:name="Image3" text:anchor-type="char" svg:x="5.9063in" svg:y="-0.1618in" svg:width="2.7366in" svg:height="3.5992in" draw:z-index="0"><draw:image xlink:href="Pictures/1000000100000183000001FD5AA20442.png" xlink:type="simple" xlink:show="embed" xlink:actuate="onLoad" draw:mime-type="image/png"/></draw:frame><draw:frame draw:style-name="fr1" draw:name="Image1" text:anchor-type="char" svg:x="1.9256in" svg:y="0.8854in" svg:width="2.2811in" svg:height="2.552in" draw:z-index="2"><draw:image xlink:href="Pictures/10000001000000DB000000F535210265.gif" xlink:type="simple" xlink:show="embed" xlink:actuate="onLoad" draw:mime-type="image/gif"/></draw:frame><draw:frame draw:style-name="fr1" draw:name="Image4" text:anchor-type="char" svg:x="3.7866in" svg:y="4in" svg:width="2.3335in" svg:height="3in" draw:z-index="3"><draw:image xlink:href="Pictures/10000001000000E00000012032DC8912.png" xlink:type="simple" xlink:show="embed" xlink:actuate="onLoad" draw:mime-type="image/png"/></draw:frame><draw:frame draw:style-name="fr1" draw:name="Image6" text:anchor-type="char" svg:x="0.7874in" svg:y="4.4063in" svg:width="3in" svg:height="2.5417in" draw:z-index="4"><draw:image xlink:href="Pictures/1000000100000120000000F4EF66A0F2.png" xlink:type="simple" xlink:show="embed" xlink:actuate="onLoad" draw:mime-type="image/png"/></draw:frame><draw:frame draw:style-name="fr1" draw:name="Image7" text:anchor-type="char" svg:x="6.2717in" svg:y="3.7055in" svg:width="2.2409in" svg:height="3.2638in" draw:z-index="5"><draw:image xlink:href="Pictures/10000001000001120000018F868183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7:50:20.150725317</meta:creation-date>
    <meta:generator>LibreOffice/24.2.0.3$Linux_X86_64 LibreOffice_project/420$Build-3</meta:generator>
    <dc:date>2024-05-14T15:53:14.881005351</dc:date>
    <meta:editing-duration>PT24M34S</meta:editing-duration>
    <meta:editing-cycles>3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